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CompletedListener.ExchangeComplete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CompletedListener.exchangeAccepted( Ex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hangeCompletedListener.assertExchangeComplet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xchangeCompletedListener.ExchangeCompletedListener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CompletedListener.exchangeSent( Ex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